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abin</text:p>
          </table:table-cell>
          <table:table-cell office:value-type="string" calcext:value-type="string">
            <text:p>Ste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 – o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86" calcext:value-type="float">
            <text:p>186</text:p>
          </table:table-cell>
          <table:table-cell table:formula="of:=[.B2]+[.C2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Yes – e</text:p>
          </table:table-cell>
          <table:table-cell table:formula="of:=ROUND([.$D2]/[.$D$8]*[.B$8];3)" office:value-type="float" office:value="217.517" calcext:value-type="float">
            <text:p>217.517</text:p>
          </table:table-cell>
          <table:table-cell table:formula="of:=ROUND([.$D2]/[.$D$8]*[.C$8];3)" office:value-type="float" office:value="267.483" calcext:value-type="float">
            <text:p>267.483</text:p>
          </table:table-cell>
          <table:table-cell table:number-columns-repeated="2"/>
        </table:table-row>
        <table:table-row table:style-name="ro1">
          <table:table-cell/>
          <table:table-cell table:formula="of:=(([.B2]-[.B3])^2)/[.B3]" office:value-type="float" office:value="30.5239557781691" calcext:value-type="float">
            <text:p>30.5239557781691</text:p>
          </table:table-cell>
          <table:table-cell table:formula="of:=(([.C2]-[.C3])^2)/[.C3]" office:value-type="float" office:value="24.8220608001256" calcext:value-type="float">
            <text:p>24.8220608001256</text:p>
          </table:table-cell>
          <table:table-cell/>
          <table:table-cell table:formula="of:=SUM([.B4:.C4])" office:value-type="float" office:value="55.3460165782947" calcext:value-type="float">
            <text:p>55.3460165782947</text:p>
          </table:table-cell>
        </table:table-row>
        <table:table-row table:style-name="ro1">
          <table:table-cell office:value-type="string" calcext:value-type="string">
            <text:p>No – o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26" calcext:value-type="float">
            <text:p>526</text:p>
          </table:table-cell>
          <table:table-cell table:formula="of:=[.B5]+[.C5]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No – e</text:p>
          </table:table-cell>
          <table:table-cell table:formula="of:=ROUND([.$D5]/[.$D$8]*[.B$8];3)" office:value-type="float" office:value="361.483" calcext:value-type="float">
            <text:p>361.483</text:p>
          </table:table-cell>
          <table:table-cell table:formula="of:=ROUND([.$D5]/[.$D$8]*[.C$8];3)" office:value-type="float" office:value="444.517" calcext:value-type="float">
            <text:p>444.517</text:p>
          </table:table-cell>
          <table:table-cell table:number-columns-repeated="2"/>
        </table:table-row>
        <table:table-row table:style-name="ro1">
          <table:table-cell/>
          <table:table-cell table:formula="of:=(([.B5]-[.B6])^2)/[.B6]" office:value-type="float" office:value="18.3673348096591" calcext:value-type="float">
            <text:p>18.3673348096591</text:p>
          </table:table-cell>
          <table:table-cell table:formula="of:=(([.C5]-[.C6])^2)/[.C6]" office:value-type="float" office:value="14.9363900345769" calcext:value-type="float">
            <text:p>14.9363900345769</text:p>
          </table:table-cell>
          <table:table-cell/>
          <table:table-cell table:formula="of:=SUM([.B7:.C7])" office:value-type="float" office:value="33.303724844236" calcext:value-type="float">
            <text:p>33.303724844236</text:p>
          </table:table-cell>
        </table:table-row>
        <table:table-row table:style-name="ro1">
          <table:table-cell/>
          <table:table-cell table:formula="of:=[.B2]+[.B5]" office:value-type="float" office:value="579" calcext:value-type="float">
            <text:p>579</text:p>
          </table:table-cell>
          <table:table-cell table:formula="of:=[.C2]+[.C5]" office:value-type="float" office:value="712" calcext:value-type="float">
            <text:p>712</text:p>
          </table:table-cell>
          <table:table-cell table:formula="of:=[.D2]+[.D5]" office:value-type="float" office:value="1291" calcext:value-type="float">
            <text:p>1291</text:p>
          </table:table-cell>
          <table:table-cell table:formula="of:=ROUND(SUM([.E2:.E7]);3)" office:value-type="float" office:value="88.65" calcext:value-type="float">
            <text:p>88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31T13:37:04.701037776</meta:creation-date>
    <dc:date>2017-12-31T13:49:27.978934267</dc:date>
    <dc:creator>Sudaraka Wijesinghe</dc:creator>
    <meta:editing-duration>PT12M23S</meta:editing-duration>
    <meta:editing-cycles>2</meta:editing-cycles>
    <meta:generator>LibreOffice/5.4.4.2$Linux_X86_64 LibreOffice_project/40m0$Build-2</meta:generator>
    <meta:document-statistic meta:table-count="1" meta:cell-count="26" meta:object-count="0"/>
  </office:meta>
</office:document-meta>
</file>